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454d" officeooo:paragraph-rsid="0019454d"/>
    </style:style>
    <style:style style:name="P2" style:family="paragraph" style:parent-style-name="Standard">
      <style:text-properties officeooo:rsid="0019454d" officeooo:paragraph-rsid="001a7f79"/>
    </style:style>
    <style:style style:name="P3" style:family="paragraph" style:parent-style-name="Standard">
      <style:text-properties officeooo:rsid="0020b4ed" officeooo:paragraph-rsid="00215acd"/>
    </style:style>
    <style:style style:name="P4" style:family="paragraph" style:parent-style-name="Standard">
      <style:text-properties officeooo:rsid="00225b1d" officeooo:paragraph-rsid="00225b1d"/>
    </style:style>
    <style:style style:name="P5" style:family="paragraph" style:parent-style-name="Standard">
      <style:paragraph-properties fo:text-align="end" style:justify-single-word="false"/>
      <style:text-properties officeooo:rsid="00225b1d" officeooo:paragraph-rsid="00225b1d"/>
    </style:style>
    <style:style style:name="P6" style:family="paragraph" style:parent-style-name="Standard">
      <style:paragraph-properties fo:text-align="start" style:justify-single-word="false"/>
      <style:text-properties officeooo:rsid="00225b1d" officeooo:paragraph-rsid="00225b1d"/>
    </style:style>
    <style:style style:name="T1" style:family="text">
      <style:text-properties officeooo:rsid="001a7f79"/>
    </style:style>
    <style:style style:name="T2" style:family="text">
      <style:text-properties officeooo:rsid="00215ac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ážený pane řediteli,</text:p>
      <text:p text:style-name="P1"/>
      <text:p text:style-name="P2">V reakci na mou žádost o poskytnutí <text:span text:style-name="T1">záznamu z jednání Rady dne 10. 2. 2015 (č.j. MHMP 212205/2015) píšete, že členové Rady HMP poskytnutí zvukového záznamu neodsouhlasili. Mohl bych vás požádat o písemné rozhodnutí Rady v této věci? Když jsem procházel usnesení Rady ze 17. 2. 2015, žádné takové usnesení jsem tam nenašel. Dle § 15 zákona č. 106/1999 Sb., o svobodném přístupu k informacím, je při odepření informací nutné vydat rozhodnutí o odmítnutí žádosti.</text:span></text:p>
      <text:p text:style-name="P2"/>
      <text:p text:style-name="P3">Děkuji. </text:p>
      <text:p text:style-name="P3"/>
      <text:p text:style-name="P3"><text:span text:style-name="T2">Adam Zábranský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3:58:20.885000000</meta:creation-date>
    <dc:date>2015-02-23T14:45:48.257000000</dc:date>
    <meta:editing-duration>PT28M31S</meta:editing-duration>
    <meta:editing-cycles>11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4" meta:word-count="81" meta:character-count="503" meta:non-whitespace-character-count="425"/>
  </office:meta>
</office:document-meta>
</file>